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03cm" fo:min-width="1.84cm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IPAゴシック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45cm" svg:height="3.609cm" svg:x="5.85cm" svg:y="1.5cm">
          <text:p text:style-name="P1"><text:span text:style-name="T1">op_const</text:span></text:p>
          <text:p text:style-name="P1"><text:span text:style-name="T1">= 12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9.4cm" svg:y1="3.4cm" svg:x2="13.1cm" svg:y2="3.4cm">
          <text:p/>
        </draw:line>
        <draw:frame draw:style-name="gr3" draw:text-style-name="P4" draw:layer="layout" svg:width="5.5cm" svg:height="1.45cm" svg:x="13.2cm" svg:y="2.9cm">
          <draw:text-box>
            <text:p>result = 123</text:p>
          </draw:text-box>
        </draw:frame>
        <draw:line draw:style-name="gr4" draw:text-style-name="P3" draw:layer="layout" svg:x1="10.4cm" svg:y1="6.7cm" svg:x2="9cm" svg:y2="4.9cm">
          <text:p/>
        </draw:line>
        <draw:frame draw:style-name="gr5" draw:text-style-name="P5" draw:layer="layout" svg:width="4.7cm" svg:height="1.25cm" svg:x="10.1cm" svg:y="6.6cm">
          <draw:text-box>
            <text:p><text:span text:style-name="T2">run()</text:span></text:p>
          </draw:text-box>
        </draw:frame>
        <draw:line draw:style-name="gr2" draw:text-style-name="P3" draw:layer="layout" svg:x1="4cm" svg:y1="3.4cm" svg:x2="5.9cm" svg:y2="3.4cm">
          <text:p/>
        </draw:line>
        <draw:frame draw:style-name="gr6" draw:text-style-name="P4" draw:layer="layout" svg:width="2.1cm" svg:height="1cm" svg:x="2.3cm" svg:y="2.9cm">
          <draw:text-box>
            <text:p>12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0:23:13.046308585</dc:date>
    <meta:editing-duration>PT14M46S</meta:editing-duration>
    <meta:editing-cycles>16</meta:editing-cycles>
    <meta:generator>LibreOffice/5.1.6.2$Linux_X86_64 LibreOffice_project/10m0$Build-2</meta:generator>
    <meta:document-statistic meta:object-count="7"/>
  </office:meta>
</office:document-meta>
</file>